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row>
          <table:table-cell office:value-type="string">
            <text:p>Here is a detailed comparison table illustrating the advantages and disadvantages of relational databases (SQL) versus NoSQL databases: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| Aspect<text:s text:c="11"/>| Relational Databases (SQL)<text:s text:c="82"/>| NoSQL Databases<text:s text:c="82"/>|</text:p>
          </table:table-cell>
        </table:table-row>
        <table:table-row>
          <table:table-cell office:value-type="string">
            <text:p>|----------------------|-----------------------------------------------------------------------------------------------------------------|------------------------------------------------------------------------------------------------------|</text:p>
          </table:table-cell>
        </table:table-row>
        <table:table-row>
          <table:table-cell office:value-type="string">
            <text:p>| Structure<text:s text:c="8"/>| Advantages:&lt;br&gt;- Offers a structured schema ensuring data consistency and integrity.&lt;br&gt;- Supports complex queries and relational joins.<text:s text:c="2"/>| Advantages:&lt;br&gt;- Provides flexible, schema-less models that can adapt easily to changing requirements.&lt;br&gt;- Handles diverse data formats: document, key-value, and graph models. |</text:p>
          </table:table-cell>
        </table:table-row>
        <table:table-row>
          <table:table-cell office:value-type="string">
            <text:p>|<text:s text:c="22"/>| Disadvantages:&lt;br&gt;- Rigid schema can hinder adaptation to new and unstructured data types.<text:s text:c="19"/>| Disadvantages:&lt;br&gt;- Often compromises on immediate consistency for flexibility and scalability, leading to eventual consistency issues.<text:s text:c="6"/>|</text:p>
          </table:table-cell>
        </table:table-row>
        <table:table-row>
          <table:table-cell office:value-type="string">
            <text:p>| Scalability<text:s text:c="6"/>| Advantages:&lt;br&gt;- Supports vertical scalability by enhancing server capabilities.<text:s text:c="29"/>| Advantages:&lt;br&gt;- Built for horizontal scalability, making it suitable for large-scale and distributed data environments.<text:s text:c="18"/>|</text:p>
          </table:table-cell>
        </table:table-row>
        <table:table-row>
          <table:table-cell office:value-type="string">
            <text:p>|<text:s text:c="22"/>| Disadvantages:&lt;br&gt;- Limited horizontal scalability can lead to performance bottlenecks with increased data loads. | Disadvantages:&lt;br&gt;- Complex to manage as distributed systems, potentially impacting performance and consistency.<text:s text:c="26"/>|</text:p>
          </table:table-cell>
        </table:table-row>
        <table:table-row>
          <table:table-cell office:value-type="string">
            <text:p>| Typical Use Cases| Advantages:&lt;br&gt;- Ideal for applications requiring ACID compliance and strong data integrity, including financial systems.&lt;br&gt;- Suitable for complex transactional operations. | Advantages:&lt;br&gt;- Well-suited for real-time analytics, big data applications, and environments like IoT and social media with dynamic data needs.&lt;br&gt;- Efficient for high-volume data with varying types. |</text:p>
          </table:table-cell>
        </table:table-row>
        <table:table-row>
          <table:table-cell office:value-type="string">
            <text:p>|<text:s text:c="22"/>| Disadvantages:&lt;br&gt;- Not optimal for rapidly changing or unstructured data requirements.<text:s text:c="22"/>| Disadvantages:&lt;br&gt;- Generally unsuitable for scenarios needing strict consistency and strong transactional integrity.<text:s text:c="21"/>|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This comprehensive comparison table aids in determining which database type is best suited for specific structural, scalability, and application use cases based on your requirements.<text:s/>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If further detailed guidance or a downloadable format is needed, feel free to ask for more assistanc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